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6cm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draw:fill="none" fo:min-height="1.5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4cm" svg:height="15.2cm" svg:x="1.9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cm" svg:y1="3cm" svg:x2="9.3cm" svg:y2="18.3cm">
          <text:p/>
        </draw:line>
        <draw:line draw:style-name="gr2" draw:text-style-name="P1" draw:layer="layout" svg:x1="17.6cm" svg:y1="2.9cm" svg:x2="17.6cm" svg:y2="18.2cm">
          <text:p/>
        </draw:line>
        <draw:line draw:style-name="gr2" draw:text-style-name="P1" draw:layer="layout" svg:x1="1.9cm" svg:y1="9.9cm" svg:x2="27.3cm" svg:y2="9.9cm">
          <text:p/>
        </draw:line>
        <draw:frame draw:style-name="gr3" draw:layer="layout" svg:width="7cm" svg:height="2.85cm" svg:x="2.2cm" svg:y="5cm">
          <draw:text-box>
            <text:p>slate</text:p>
          </draw:text-box>
        </draw:frame>
        <draw:frame draw:style-name="gr4" draw:layer="layout" svg:width="4.6cm" svg:height="2.75cm" svg:x="3.1cm" svg:y="12.7cm">
          <draw:text-box>
            <text:p>program1</text:p>
          </draw:text-box>
        </draw:frame>
        <draw:frame draw:style-name="gr5" draw:layer="layout" svg:width="7.61cm" svg:height="1.825cm" svg:x="9.5cm" svg:y="12.875cm">
          <draw:text-box>
            <text:p>Klicken zum</text:p>
            <text:p>Aufrufen Programmmenu</text:p>
          </draw:text-box>
        </draw:frame>
        <draw:custom-shape draw:style-name="gr6" draw:text-style-name="P1" draw:layer="layout" svg:width="0.001cm" svg:height="0.2cm" svg:x="5.1cm" svg:y="17.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7cm" svg:height="1.85cm" svg:x="10.2cm" svg:y="5.9cm">
          <draw:text-box>
            <text:p>Zoomen mgl</text:p>
          </draw:text-box>
        </draw:frame>
        <draw:frame draw:style-name="gr8" draw:layer="layout" svg:width="7.61cm" svg:height="2.612cm" svg:x="19.571cm" svg:y="14.035cm">
          <draw:text-box>
            <text:p/>
            <text:p>enthält Hilfe kann weiter unteteilt in slates werd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</meta:initial-creator>
    <meta:creation-date>2012-12-13T17:49:47</meta:creation-date>
    <dc:date>2012-12-14T12:46:56</dc:date>
    <meta:editing-duration>P0D</meta:editing-duration>
    <meta:editing-cycles>2</meta:editing-cycles>
    <meta:generator>LibreOffice/3.6$Linux_X86_64 LibreOffice_project/360m1$Build-3</meta:generator>
    <meta:document-statistic meta:object-count="10"/>
  </office:meta>
</office:document-meta>
</file>